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Segoe UI Semilight" svg:font-family="'Segoe UI Semi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7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11.252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1.32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1.933cm"/>
    </style:style>
    <style:style style:name="co11" style:family="table-column">
      <style:table-column-properties fo:break-before="auto" style:column-width="3.725cm"/>
    </style:style>
    <style:style style:name="co12" style:family="table-column">
      <style:table-column-properties fo:break-before="auto" style:column-width="5.77cm"/>
    </style:style>
    <style:style style:name="co13" style:family="table-column">
      <style:table-column-properties fo:break-before="auto" style:column-width="7.274cm"/>
    </style:style>
    <style:style style:name="co14" style:family="table-column">
      <style:table-column-properties fo:break-before="auto" style:column-width="7.668cm"/>
    </style:style>
    <style:style style:name="co15" style:family="table-column">
      <style:table-column-properties fo:break-before="auto" style:column-width="3.171cm"/>
    </style:style>
    <style:style style:name="co16" style:family="table-column">
      <style:table-column-properties fo:break-before="auto" style:column-width="3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185cm"/>
    </style:style>
    <style:style style:name="co19" style:family="table-column">
      <style:table-column-properties fo:break-before="auto" style:column-width="1.72cm"/>
    </style:style>
    <style:style style:name="co20" style:family="table-column">
      <style:table-column-properties fo:break-before="auto" style:column-width="2.796cm"/>
    </style:style>
    <style:style style:name="co21" style:family="table-column">
      <style:table-column-properties fo:break-before="auto" style:column-width="3.189cm"/>
    </style:style>
    <style:style style:name="co22" style:family="table-column">
      <style:table-column-properties fo:break-before="auto" style:column-width="4.586cm"/>
    </style:style>
    <style:style style:name="co23" style:family="table-column">
      <style:table-column-properties fo:break-before="auto" style:column-width="3.334cm"/>
    </style:style>
    <style:style style:name="co24" style:family="table-column">
      <style:table-column-properties fo:break-before="auto" style:column-width="4.731cm"/>
    </style:style>
    <style:style style:name="co25" style:family="table-column">
      <style:table-column-properties fo:break-before="auto" style:column-width="3.475cm"/>
    </style:style>
    <style:style style:name="co26" style:family="table-column">
      <style:table-column-properties fo:break-before="auto" style:column-width="2.006cm"/>
    </style:style>
    <style:style style:name="co27" style:family="table-column">
      <style:table-column-properties fo:break-before="auto" style:column-width="1.863cm"/>
    </style:style>
    <style:style style:name="co28" style:family="table-column">
      <style:table-column-properties fo:break-before="auto" style:column-width="2.752cm"/>
    </style:style>
    <style:style style:name="co29" style:family="table-column">
      <style:table-column-properties fo:break-before="auto" style:column-width="2.358cm"/>
    </style:style>
    <style:style style:name="co30" style:family="table-column">
      <style:table-column-properties fo:break-before="auto" style:column-width="2.856cm"/>
    </style:style>
    <style:style style:name="co31" style:family="table-column">
      <style:table-column-properties fo:break-before="auto" style:column-width="2.74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3.297cm"/>
    </style:style>
    <style:style style:name="co34" style:family="table-column">
      <style:table-column-properties fo:break-before="auto" style:column-width="4.658cm"/>
    </style:style>
    <style:style style:name="co35" style:family="table-column">
      <style:table-column-properties fo:break-before="auto" style:column-width="3.26cm"/>
    </style:style>
    <style:style style:name="co36" style:family="table-column">
      <style:table-column-properties fo:break-before="auto" style:column-width="4.623cm"/>
    </style:style>
    <style:style style:name="co37" style:family="table-column">
      <style:table-column-properties fo:break-before="auto" style:column-width="3.69cm"/>
    </style:style>
    <style:style style:name="co38" style:family="table-column">
      <style:table-column-properties fo:break-before="auto" style:column-width="5.017cm"/>
    </style:style>
    <style:style style:name="co39" style:family="table-column">
      <style:table-column-properties fo:break-before="auto" style:column-width="3.798cm"/>
    </style:style>
    <style:style style:name="co40" style:family="table-column">
      <style:table-column-properties fo:break-before="auto" style:column-width="5.195cm"/>
    </style:style>
    <style:style style:name="co41" style:family="table-column">
      <style:table-column-properties fo:break-before="auto" style:column-width="3.44cm"/>
    </style:style>
    <style:style style:name="co42" style:family="table-column">
      <style:table-column-properties fo:break-before="auto" style:column-width="4.801cm"/>
    </style:style>
    <style:style style:name="co43" style:family="table-column">
      <style:table-column-properties fo:break-before="auto" style:column-width="4.874cm"/>
    </style:style>
    <style:style style:name="co44" style:family="table-column">
      <style:table-column-properties fo:break-before="auto" style:column-width="2.4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PageStyle_5f_Sheet1">
      <style:table-properties table:display="true" style:writing-mode="rl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9pt" fo:font-style="normal" fo:text-shadow="none" style:text-underline-style="none" fo:font-weight="bold" style:font-size-asian="9pt" style:font-style-asian="normal" style:font-weight-asian="bold" style:font-name-complex="Segoe UI Semilight" style:font-size-complex="9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16pt" fo:font-style="normal" fo:text-shadow="none" style:text-underline-style="none" fo:font-weight="normal" style:font-size-asian="16pt" style:font-style-asian="normal" style:font-weight-asian="normal" style:font-name-complex="Segoe UI Semilight" style:font-size-complex="16pt" style:font-style-complex="normal" style:font-weight-complex="normal"/>
    </style:style>
    <style:style style:name="ce6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Semilight" fo:font-size="16pt" fo:font-style="normal" fo:text-shadow="none" style:text-underline-style="none" fo:font-weight="normal" style:font-size-asian="16pt" style:font-style-asian="normal" style:font-weight-asian="normal" style:font-name-complex="Segoe UI Semilight" style:font-size-complex="16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vertical-align="top" draw:auto-grow-height="false" fo:min-height="0.586cm" fo:min-width="0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fo:min-height="0.586cm" fo:min-width="7.544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fo:min-height="0.586cm" fo:min-width="1.59cm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none" draw:textarea-vertical-align="top" draw:auto-grow-height="false" fo:min-height="0.558cm" fo:min-width="0cm" fo:padding-top="0.125cm" fo:padding-bottom="0.125cm" fo:padding-left="0.25cm" fo:padding-right="0.25cm" fo:wrap-option="wrap"/>
    </style:style>
    <style:style style:name="gr5" style:family="graphic">
      <style:graphic-properties draw:stroke="none" svg:stroke-width="0cm" draw:fill="none" draw:textarea-vertical-align="top" draw:auto-grow-height="false" fo:min-height="0.584cm" fo:min-width="0.398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.584cm" fo:padding-top="0.064cm" fo:padding-bottom="0cm" fo:padding-left="0.076cm" fo:padding-right="0cm" fo:wrap-option="wrap"/>
      <style:paragraph-properties style:writing-mode="lr-tb"/>
    </style:style>
    <style:style style:name="gr7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6.15cm" fo:padding-top="0.064cm" fo:padding-bottom="0cm" fo:padding-left="0.076cm" fo:padding-right="0cm" fo:wrap-option="wrap"/>
      <style:paragraph-properties style:writing-mode="lr-tb"/>
    </style:style>
    <style:style style:name="gr8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2.072cm" fo:padding-top="0.064cm" fo:padding-bottom="0cm" fo:padding-left="0.076cm" fo:padding-right="0cm" fo:wrap-option="wrap"/>
      <style:paragraph-properties style:writing-mode="lr-tb"/>
    </style:style>
    <style:style style:name="gr9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21.965cm" fo:padding-top="0.064cm" fo:padding-bottom="0cm" fo:padding-left="0.076cm" fo:padding-right="0cm" fo:wrap-option="wrap"/>
      <style:paragraph-properties style:writing-mode="lr-tb"/>
    </style:style>
    <style:style style:name="gr10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27.807cm" fo:padding-top="0.064cm" fo:padding-bottom="0cm" fo:padding-left="0.076cm" fo:padding-right="0cm" fo:wrap-option="wrap"/>
      <style:paragraph-properties style:writing-mode="lr-tb"/>
    </style:style>
    <style:style style:name="gr11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1.218cm" fo:padding-top="0.064cm" fo:padding-bottom="0cm" fo:padding-left="0cm" fo:padding-right="0.076cm" fo:wrap-option="wrap"/>
      <style:paragraph-properties style:writing-mode="lr-tb"/>
    </style:style>
    <style:style style:name="gr12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8.512cm" fo:padding-top="0.064cm" fo:padding-bottom="0cm" fo:padding-left="0.076cm" fo:padding-right="0cm" fo:wrap-option="wrap"/>
      <style:paragraph-properties style:writing-mode="lr-tb"/>
    </style:style>
    <style:style style:name="gr13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22.633cm" fo:padding-top="0.064cm" fo:padding-bottom="0cm" fo:padding-left="0.076cm" fo:padding-right="0cm" fo:wrap-option="wrap"/>
      <style:paragraph-properties style:writing-mode="lr-tb"/>
    </style:style>
    <style:style style:name="gr14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34.175cm" fo:padding-top="0.064cm" fo:padding-bottom="0cm" fo:padding-left="0.076cm" fo:padding-right="0cm" fo:wrap-option="wrap"/>
      <style:paragraph-properties style:writing-mode="lr-tb"/>
    </style:style>
    <style:style style:name="gr15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5.657cm" fo:padding-top="0.064cm" fo:padding-bottom="0cm" fo:padding-left="0.076cm" fo:padding-right="0cm" fo:wrap-option="wrap"/>
      <style:paragraph-properties style:writing-mode="lr-tb"/>
    </style:style>
    <style:style style:name="gr16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52.571cm" fo:padding-top="0.064cm" fo:padding-bottom="0cm" fo:padding-left="0.076cm" fo:padding-right="0cm" fo:wrap-option="wrap"/>
      <style:paragraph-properties style:writing-mode="lr-tb"/>
    </style:style>
    <style:style style:name="gr17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6.971cm" fo:padding-top="0.064cm" fo:padding-bottom="0cm" fo:padding-left="0cm" fo:padding-right="0.076cm" fo:wrap-option="wrap"/>
      <style:paragraph-properties style:writing-mode="lr-tb"/>
    </style:style>
    <style:style style:name="gr18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2.073cm" fo:padding-top="0.064cm" fo:padding-bottom="0cm" fo:padding-left="0.076cm" fo:padding-right="0cm" fo:wrap-option="wrap"/>
      <style:paragraph-properties style:writing-mode="lr-tb"/>
    </style:style>
    <style:style style:name="gr19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27.735cm" fo:padding-top="0.064cm" fo:padding-bottom="0cm" fo:padding-left="0.076cm" fo:padding-right="0cm" fo:wrap-option="wrap"/>
      <style:paragraph-properties style:writing-mode="lr-tb"/>
    </style:style>
    <style:style style:name="gr20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33.505cm" fo:padding-top="0.064cm" fo:padding-bottom="0cm" fo:padding-left="0.076cm" fo:padding-right="0cm" fo:wrap-option="wrap"/>
      <style:paragraph-properties style:writing-mode="lr-tb"/>
    </style:style>
    <style:style style:name="gr21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39.227cm" fo:padding-top="0.064cm" fo:padding-bottom="0cm" fo:padding-left="0.076cm" fo:padding-right="0cm" fo:wrap-option="wrap"/>
      <style:paragraph-properties style:writing-mode="lr-tb"/>
    </style:style>
    <style:style style:name="gr22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44.977cm" fo:padding-top="0.064cm" fo:padding-bottom="0cm" fo:padding-left="0.076cm" fo:padding-right="0cm" fo:wrap-option="wrap"/>
      <style:paragraph-properties style:writing-mode="lr-tb"/>
    </style:style>
    <style:style style:name="gr23" style:family="graphic">
      <style:graphic-properties draw:stroke="none" svg:stroke-width="0cm" draw:fill="solid" draw:fill-color="#ffffff" draw:textarea-vertical-align="top" draw:auto-grow-height="false" draw:fit-to-size="false" style:shrink-to-fit="false" fo:min-height="0cm" fo:min-width="0.374cm" fo:padding-top="0.064cm" fo:padding-bottom="0cm" fo:padding-left="0cm" fo:padding-right="0.076cm" fo:wrap-option="wrap"/>
      <style:paragraph-properties style:writing-mode="lr-tb"/>
    </style:style>
    <style:style style:name="gr24" style:family="graphic">
      <style:graphic-properties draw:stroke="none" svg:stroke-width="0cm" draw:fill="none" draw:textarea-vertical-align="top" draw:auto-grow-height="false" fo:min-height="0.651cm" fo:min-width="0cm" fo:padding-top="0.125cm" fo:padding-bottom="0.125cm" fo:padding-left="0.25cm" fo:padding-right="0.25cm" fo:wrap-option="wrap"/>
    </style:style>
    <style:style style:name="gr25" style:family="graphic">
      <style:graphic-properties draw:stroke="none" svg:stroke-width="0cm" draw:fill="none" draw:textarea-vertical-align="top" draw:auto-grow-height="false" fo:min-height="0.651cm" fo:min-width="3.096cm" fo:padding-top="0.125cm" fo:padding-bottom="0.125cm" fo:padding-left="0.25cm" fo:padding-right="0.25cm" fo:wrap-option="wrap"/>
    </style:style>
    <style:style style:name="gr26" style:family="graphic">
      <style:graphic-properties draw:stroke="none" svg:stroke-width="0cm" draw:fill="none" draw:textarea-vertical-align="top" draw:auto-grow-height="false" fo:min-height="0.651cm" fo:min-width="0.823cm" fo:padding-top="0.125cm" fo:padding-bottom="0.125cm" fo:padding-left="0.25cm" fo:padding-right="0.25cm" fo:wrap-option="wrap"/>
    </style:style>
    <style:style style:name="gr27" style:family="graphic">
      <style:graphic-properties draw:stroke="none" svg:stroke-width="0cm" draw:fill="none" draw:textarea-vertical-align="top" draw:auto-grow-height="false" fo:min-height="0.651cm" fo:min-width="4.735cm" fo:padding-top="0.125cm" fo:padding-bottom="0.125cm" fo:padding-left="0.25cm" fo:padding-right="0.25cm" fo:wrap-option="wrap"/>
    </style:style>
    <style:style style:name="gr28" style:family="graphic">
      <style:graphic-properties draw:stroke="none" svg:stroke-width="0cm" draw:fill="none" draw:textarea-vertical-align="top" draw:auto-grow-height="false" fo:min-height="0.628cm" fo:min-width="0cm" fo:padding-top="0.125cm" fo:padding-bottom="0.125cm" fo:padding-left="0.25cm" fo:padding-right="0.25cm" fo:wrap-option="wrap"/>
    </style:style>
    <style:style style:name="gr29" style:family="graphic">
      <style:graphic-properties draw:stroke="none" svg:stroke-width="0cm" draw:fill="none" draw:textarea-vertical-align="top" draw:auto-grow-height="false" fo:min-height="0.625cm" fo:min-width="1.008cm" fo:padding-top="0.125cm" fo:padding-bottom="0.125cm" fo:padding-left="0.25cm" fo:padding-right="0.25cm" fo:wrap-option="wrap"/>
    </style:style>
    <style:style style:name="gr30" style:family="graphic">
      <style:graphic-properties draw:stroke="none" svg:stroke-width="0cm" draw:fill="none" draw:textarea-vertical-align="top" draw:auto-grow-height="false" fo:min-height="0.652cm" fo:min-width="0cm" fo:padding-top="0.125cm" fo:padding-bottom="0.125cm" fo:padding-left="0.25cm" fo:padding-right="0.25cm" fo:wrap-option="wrap"/>
    </style:style>
    <style:style style:name="gr31" style:family="graphic">
      <style:graphic-properties draw:stroke="none" svg:stroke-width="0cm" draw:fill="none" draw:textarea-vertical-align="top" draw:auto-grow-height="false" fo:min-height="2.219cm" fo:min-width="0cm" fo:padding-top="0.125cm" fo:padding-bottom="0.125cm" fo:padding-left="0.25cm" fo:padding-right="0.25cm" fo:wrap-option="wrap"/>
    </style:style>
    <style:style style:name="gr32" style:family="graphic">
      <style:graphic-properties draw:stroke="none" svg:stroke-width="0cm" draw:fill="none" draw:textarea-vertical-align="top" draw:auto-grow-height="false" fo:min-height="1.449cm" fo:min-width="3.096cm" fo:padding-top="0.125cm" fo:padding-bottom="0.125cm" fo:padding-left="0.25cm" fo:padding-right="0.25cm" fo:wrap-option="wrap"/>
    </style:style>
    <style:style style:name="gr33" style:family="graphic">
      <style:graphic-properties draw:stroke="none" svg:stroke-width="0cm" draw:fill="none" draw:textarea-vertical-align="top" draw:auto-grow-height="false" fo:min-height="1.449cm" fo:min-width="0.823cm" fo:padding-top="0.125cm" fo:padding-bottom="0.125cm" fo:padding-left="0.25cm" fo:padding-right="0.25cm" fo:wrap-option="wrap"/>
    </style:style>
    <style:style style:name="gr34" style:family="graphic">
      <style:graphic-properties draw:stroke="none" svg:stroke-width="0cm" draw:fill="none" draw:textarea-vertical-align="top" draw:auto-grow-height="false" fo:min-height="1.449cm" fo:min-width="4.735cm" fo:padding-top="0.125cm" fo:padding-bottom="0.125cm" fo:padding-left="0.25cm" fo:padding-right="0.25cm" fo:wrap-option="wrap"/>
    </style:style>
    <style:style style:name="gr35" style:family="graphic">
      <style:graphic-properties draw:stroke="none" svg:stroke-width="0cm" draw:fill="none" draw:textarea-vertical-align="top" draw:auto-grow-height="false" fo:min-height="1.449cm" fo:min-width="1.59cm" fo:padding-top="0.125cm" fo:padding-bottom="0.125cm" fo:padding-left="0.25cm" fo:padding-right="0.25cm" fo:wrap-option="wrap"/>
    </style:style>
    <style:style style:name="gr36" style:family="graphic">
      <style:graphic-properties draw:stroke="none" svg:stroke-width="0cm" draw:fill="none" draw:textarea-vertical-align="top" draw:auto-grow-height="false" fo:min-height="1.448cm" fo:min-width="0cm" fo:padding-top="0.125cm" fo:padding-bottom="0.125cm" fo:padding-left="0.25cm" fo:padding-right="0.25cm" fo:wrap-option="wrap"/>
    </style:style>
    <style:style style:name="gr37" style:family="graphic">
      <style:graphic-properties draw:stroke="none" svg:stroke-width="0cm" draw:fill="none" draw:textarea-vertical-align="top" draw:auto-grow-height="false" fo:min-height="1.448cm" fo:min-width="3.096cm" fo:padding-top="0.125cm" fo:padding-bottom="0.125cm" fo:padding-left="0.25cm" fo:padding-right="0.25cm" fo:wrap-option="wrap"/>
    </style:style>
    <style:style style:name="gr38" style:family="graphic">
      <style:graphic-properties draw:stroke="none" svg:stroke-width="0cm" draw:fill="none" draw:textarea-vertical-align="top" draw:auto-grow-height="false" fo:min-height="1.448cm" fo:min-width="0.823cm" fo:padding-top="0.125cm" fo:padding-bottom="0.125cm" fo:padding-left="0.25cm" fo:padding-right="0.25cm" fo:wrap-option="wrap"/>
    </style:style>
    <style:style style:name="gr39" style:family="graphic">
      <style:graphic-properties draw:stroke="none" svg:stroke-width="0cm" draw:fill="none" draw:textarea-vertical-align="top" draw:auto-grow-height="false" fo:min-height="1.448cm" fo:min-width="4.735cm" fo:padding-top="0.125cm" fo:padding-bottom="0.125cm" fo:padding-left="0.25cm" fo:padding-right="0.25cm" fo:wrap-option="wrap"/>
    </style:style>
    <style:style style:name="gr40" style:family="graphic">
      <style:graphic-properties draw:stroke="none" svg:stroke-width="0cm" draw:fill="none" draw:textarea-vertical-align="top" draw:auto-grow-height="false" fo:min-height="1.448cm" fo:min-width="1.59cm" fo:padding-top="0.125cm" fo:padding-bottom="0.125cm" fo:padding-left="0.25cm" fo:padding-right="0.25cm" fo:wrap-option="wrap"/>
    </style:style>
    <style:style style:name="gr41" style:family="graphic">
      <style:graphic-properties draw:stroke="none" svg:stroke-width="0cm" draw:fill="none" draw:textarea-vertical-align="top" draw:auto-grow-height="false" fo:min-height="1.383cm" fo:min-width="0cm" fo:padding-top="0.125cm" fo:padding-bottom="0.125cm" fo:padding-left="0.25cm" fo:padding-right="0.25cm" fo:wrap-option="wrap"/>
    </style:style>
    <style:style style:name="gr42" style:family="graphic">
      <style:graphic-properties draw:stroke="none" svg:stroke-width="0cm" draw:fill="none" draw:textarea-vertical-align="top" draw:auto-grow-height="false" fo:min-height="1.383cm" fo:min-width="3.096cm" fo:padding-top="0.125cm" fo:padding-bottom="0.125cm" fo:padding-left="0.25cm" fo:padding-right="0.25cm" fo:wrap-option="wrap"/>
    </style:style>
    <style:style style:name="gr43" style:family="graphic">
      <style:graphic-properties draw:stroke="none" svg:stroke-width="0cm" draw:fill="none" draw:textarea-vertical-align="top" draw:auto-grow-height="false" fo:min-height="2.086cm" fo:min-width="0cm" fo:padding-top="0.125cm" fo:padding-bottom="0.125cm" fo:padding-left="0.25cm" fo:padding-right="0.25cm" fo:wrap-option="wrap"/>
    </style:style>
    <style:style style:name="gr44" style:family="graphic">
      <style:graphic-properties draw:stroke="none" svg:stroke-width="0cm" draw:fill="none" draw:textarea-vertical-align="top" draw:auto-grow-height="false" fo:min-height="1.316cm" fo:min-width="0cm" fo:padding-top="0.125cm" fo:padding-bottom="0.125cm" fo:padding-left="0.25cm" fo:padding-right="0.25cm" fo:wrap-option="wrap"/>
    </style:style>
    <style:style style:name="gr45" style:family="graphic">
      <style:graphic-properties draw:stroke="none" svg:stroke-width="0cm" draw:fill="none" draw:textarea-vertical-align="top" draw:auto-grow-height="false" fo:min-height="1.316cm" fo:min-width="3.096cm" fo:padding-top="0.125cm" fo:padding-bottom="0.125cm" fo:padding-left="0.25cm" fo:padding-right="0.25cm" fo:wrap-option="wrap"/>
    </style:style>
    <style:style style:name="gr46" style:family="graphic">
      <style:graphic-properties draw:stroke="none" svg:stroke-width="0cm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47" style:family="graphic">
      <style:graphic-properties draw:stroke="none" svg:stroke-width="0cm" draw:fill="none" draw:textarea-vertical-align="top" draw:auto-grow-height="false" fo:min-height="0.653cm" fo:min-width="3.096cm" fo:padding-top="0.125cm" fo:padding-bottom="0.125cm" fo:padding-left="0.25cm" fo:padding-right="0.25cm" fo:wrap-option="wrap"/>
    </style:style>
    <style:style style:name="gr48" style:family="graphic">
      <style:graphic-properties draw:stroke="none" svg:stroke-width="0cm" draw:fill="none" draw:textarea-vertical-align="top" draw:auto-grow-height="false" fo:min-height="0.583cm" fo:min-width="0cm" fo:padding-top="0.125cm" fo:padding-bottom="0.125cm" fo:padding-left="0.25cm" fo:padding-right="0.25cm" fo:wrap-option="wrap"/>
    </style:style>
    <style:style style:name="gr49" style:family="graphic">
      <style:graphic-properties draw:stroke="none" svg:stroke-width="0cm" draw:fill="none" draw:textarea-vertical-align="top" draw:auto-grow-height="false" fo:min-height="0.583cm" fo:min-width="3.096cm" fo:padding-top="0.125cm" fo:padding-bottom="0.125cm" fo:padding-left="0.25cm" fo:padding-right="0.25cm" fo:wrap-option="wrap"/>
    </style:style>
    <style:style style:name="gr50" style:family="graphic">
      <style:graphic-properties draw:stroke="none" svg:stroke-width="0cm" draw:fill="none" draw:textarea-vertical-align="top" draw:auto-grow-height="false" fo:min-height="0.583cm" fo:min-width="0.823cm" fo:padding-top="0.125cm" fo:padding-bottom="0.125cm" fo:padding-left="0.25cm" fo:padding-right="0.25cm" fo:wrap-option="wrap"/>
    </style:style>
    <style:style style:name="gr51" style:family="graphic">
      <style:graphic-properties draw:stroke="none" svg:stroke-width="0cm" draw:fill="none" draw:textarea-vertical-align="top" draw:auto-grow-height="false" fo:min-height="0.583cm" fo:min-width="4.735cm" fo:padding-top="0.125cm" fo:padding-bottom="0.125cm" fo:padding-left="0.25cm" fo:padding-right="0.25cm" fo:wrap-option="wrap"/>
    </style:style>
    <style:style style:name="gr52" style:family="graphic">
      <style:graphic-properties draw:stroke="none" svg:stroke-width="0cm" draw:fill="none" draw:textarea-vertical-align="top" draw:auto-grow-height="false" fo:min-height="0.583cm" fo:min-width="1.59cm" fo:padding-top="0.125cm" fo:padding-bottom="0.125cm" fo:padding-left="0.25cm" fo:padding-right="0.25cm" fo:wrap-option="wrap"/>
    </style:style>
    <style:style style:name="gr53" style:family="graphic">
      <style:graphic-properties draw:stroke="none" svg:stroke-width="0cm" draw:fill="none" draw:textarea-vertical-align="top" draw:auto-grow-height="false" fo:min-height="0.556cm" fo:min-width="6.374cm" fo:padding-top="0.125cm" fo:padding-bottom="0.125cm" fo:padding-left="0.25cm" fo:padding-right="0.25cm" fo:wrap-option="wrap"/>
    </style:style>
    <style:style style:name="gr54" style:family="graphic">
      <style:graphic-properties draw:stroke="none" svg:stroke-width="0cm" draw:fill="none" draw:textarea-vertical-align="top" draw:auto-grow-height="false" fo:min-height="0.586cm" fo:min-width="3.096cm" fo:padding-top="0.125cm" fo:padding-bottom="0.125cm" fo:padding-left="0.25cm" fo:padding-right="0.25cm" fo:wrap-option="wrap"/>
    </style:style>
    <style:style style:name="gr55" style:family="graphic">
      <style:graphic-properties draw:stroke="none" svg:stroke-width="0cm" draw:fill="none" draw:textarea-vertical-align="top" draw:auto-grow-height="false" fo:min-height="0.586cm" fo:min-width="0.823cm" fo:padding-top="0.125cm" fo:padding-bottom="0.125cm" fo:padding-left="0.25cm" fo:padding-right="0.25cm" fo:wrap-option="wrap"/>
    </style:style>
    <style:style style:name="gr56" style:family="graphic">
      <style:graphic-properties draw:stroke="none" svg:stroke-width="0cm" draw:fill="none" draw:textarea-vertical-align="top" draw:auto-grow-height="false" fo:min-height="0.586cm" fo:min-width="4.735cm" fo:padding-top="0.125cm" fo:padding-bottom="0.125cm" fo:padding-left="0.25cm" fo:padding-right="0.25cm" fo:wrap-option="wrap"/>
    </style:style>
    <style:style style:name="gr57" style:family="graphic">
      <style:graphic-properties draw:stroke="none" svg:stroke-width="0cm" draw:fill="none" draw:textarea-vertical-align="top" draw:auto-grow-height="false" fo:min-height="0.586cm" fo:min-width="6.374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loext:graphic-properties draw:fill="solid" draw:fill-color="#ffffff"/>
      <style:paragraph-properties fo:margin-top="0cm" fo:margin-bottom="0cm" fo:line-height="100%" fo:text-align="start" style:writing-mode="lr-tb"/>
      <style:text-properties fo:font-size="18pt"/>
    </style:style>
    <style:style style:name="P4" style:family="paragraph">
      <style:paragraph-properties fo:margin-top="0cm" fo:margin-bottom="0cm" fo:line-height="100%" fo:text-align="end" style:writing-mode="rl-tb"/>
      <style:text-properties fo:font-size="18pt"/>
    </style:style>
    <style:style style:name="P5" style:family="paragraph">
      <loext:graphic-properties draw:fill="solid" draw:fill-color="#ffffff"/>
      <style:paragraph-properties fo:margin-top="0cm" fo:margin-bottom="0cm" fo:line-height="100%" fo:text-align="end" style:writing-mode="rl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family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17" table:default-cell-style-name="Default"/>
        <table:table-column table:style-name="co43" table:default-cell-style-name="Default"/>
        <table:table-column table:style-name="co44" table:number-columns-repeated="12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obile_number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general_management</text:p>
          </table:table-cell>
          <table:table-cell table:style-name="ce1" office:value-type="string" calcext:value-type="string">
            <text:p>sub_management</text:p>
          </table:table-cell>
          <table:table-cell table:style-name="ce1" office:value-type="string" calcext:value-type="string">
            <text:p>location_of_work</text:p>
          </table:table-cell>
          <table:table-cell table:style-name="ce1" office:value-type="string" calcext:value-type="string">
            <text:p>nationalit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rom_needs_list</text:p>
          </table:table-cell>
          <table:table-cell table:style-name="ce1" office:value-type="string" calcext:value-type="string">
            <text:p>course_name</text:p>
          </table:table-cell>
          <table:table-cell table:style-name="ce1" office:value-type="string" calcext:value-type="string">
            <text:p>contract_location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course_specialization</text:p>
          </table:table-cell>
          <table:table-cell table:style-name="ce1" office:value-type="string" calcext:value-type="string">
            <text:p>course_plan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hourse_per_day</text:p>
          </table:table-cell>
          <table:table-cell table:style-name="ce1" office:value-type="string" calcext:value-type="string">
            <text:p>total_hours</text:p>
          </table:table-cell>
          <table:table-cell table:style-name="ce1" office:value-type="string" calcext:value-type="string">
            <text:p>instructor_1</text:p>
          </table:table-cell>
          <table:table-cell table:style-name="ce1" office:value-type="string" calcext:value-type="string">
            <text:p>hours_instructor1</text:p>
          </table:table-cell>
          <table:table-cell table:style-name="ce1" office:value-type="string" calcext:value-type="string">
            <text:p>instructor_2</text:p>
          </table:table-cell>
          <table:table-cell table:style-name="ce1" office:value-type="string" calcext:value-type="string">
            <text:p>hours_instructor2</text:p>
          </table:table-cell>
          <table:table-cell table:style-name="ce1" office:value-type="string" calcext:value-type="string">
            <text:p>exam_result</text:p>
          </table:table-cell>
          <table:table-cell table:style-name="ce1" office:value-type="string" calcext:value-type="string">
            <text:p>pass_fail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ate_of_resit</text:p>
          </table:table-cell>
          <table:table-cell table:style-name="ce1" office:value-type="string" calcext:value-type="string">
            <text:p>resit_result</text:p>
          </table:table-cell>
          <table:table-cell table:style-name="ce1" office:value-type="string" calcext:value-type="string">
            <text:p>pass_fail_resit</text:p>
          </table:table-cell>
          <table:table-cell table:style-name="ce1" office:value-type="string" calcext:value-type="string">
            <text:p>instructor_grade</text:p>
          </table:table-cell>
          <table:table-cell table:style-name="ce1" office:value-type="string" calcext:value-type="string">
            <text:p>course_grade</text:p>
          </table:table-cell>
          <table:table-cell table:style-name="ce1" office:value-type="string" calcext:value-type="string">
            <text:p>instructor_self_grade</text:p>
          </table:table-cell>
          <table:table-cell table:style-name="ce1" office:value-type="string" calcext:value-type="string">
            <text:p>direct_manager_grade</text:p>
          </table:table-cell>
          <table:table-cell table:style-name="ce1" office:value-type="string" calcext:value-type="string">
            <text:p>work_test</text:p>
          </table:table-cell>
          <table:table-cell table:style-name="ce1" table:number-columns-repeated="16"/>
          <table:table-cell table:style-name="ce3" table:number-columns-repeated="12"/>
        </table:table-row>
        <table:table-row table:style-name="ro2">
          <table:table-cell table:style-name="ce2" office:value-type="string" calcext:value-type="string">
            <text:p>وكيل</text:p>
          </table:table-cell>
          <table:table-cell table:style-name="ce2" office:value-type="float" office:value="25499" calcext:value-type="float">
            <text:p>25499</text:p>
          </table:table-cell>
          <table:table-cell table:style-name="ce2" office:value-type="string" calcext:value-type="string">
            <text:p>احمد عبدالرسول يوسف عبدالعزيز الانصار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شرطة المطار</text:p>
          </table:table-cell>
          <table:table-cell table:style-name="ce2" table:number-columns-repeated="2"/>
          <table:table-cell table:style-name="ce2" office:value-type="string" calcext:value-type="string">
            <text:p><text:s text:c="3"/>السجلات الجنائية والمرورية - الشعبة الجنائية <text:s/></text:p>
          </table:table-cell>
          <table:table-cell table:style-name="ce2" office:value-type="string" calcext:value-type="string">
            <text:p>دوام رسمي 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01" calcext:value-type="date">
            <text:p>01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table:style-name="ce6" office:value-type="date" office:date-value="2020-01-01" calcext:value-type="date">
            <text:p>01/01/2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d</text:p>
          </table:table-cell>
          <table:table-cell table:number-columns-repeated="5" office:value-type="string" calcext:value-type="string">
            <text:p>dd</text:p>
          </table:table-cell>
          <table:table-cell table:number-columns-repeated="28"/>
        </table:table-row>
        <table:table-row table:style-name="ro2">
          <table:table-cell table:style-name="ce2" office:value-type="string" calcext:value-type="string">
            <text:p>عريف</text:p>
          </table:table-cell>
          <table:table-cell table:style-name="ce2" office:value-type="float" office:value="13012" calcext:value-type="float">
            <text:p>13012</text:p>
          </table:table-cell>
          <table:table-cell table:style-name="ce2" office:value-type="string" calcext:value-type="string">
            <text:p>عارف علي صالح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02" calcext:value-type="date">
            <text:p>02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table:style-name="ce6" office:value-type="date" office:date-value="2020-01-02" calcext:value-type="date">
            <text:p>02/01/2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d</text:p>
          </table:table-cell>
          <table:table-cell table:number-columns-repeated="5" office:value-type="string" calcext:value-type="string">
            <text:p>dd</text:p>
          </table:table-cell>
          <table:table-cell table:number-columns-repeated="28"/>
        </table:table-row>
        <table:table-row table:style-name="ro3">
          <table:table-cell table:style-name="ce2" office:value-type="string" calcext:value-type="string">
            <text:p>رقيب أول</text:p>
          </table:table-cell>
          <table:table-cell table:style-name="ce2" office:value-type="float" office:value="23861" calcext:value-type="float">
            <text:p>23861</text:p>
          </table:table-cell>
          <table:table-cell table:style-name="ce2" office:value-type="string" calcext:value-type="string">
            <text:p>عيسى أحمد شكري قائد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رابعة</text:p>
          </table:table-cell>
          <table:table-cell table:style-name="ce2" office:value-type="string" calcext:value-type="string">
            <text:p>نعم</text:p>
          </table:table-cell>
          <table:table-cell table:style-name="ce2" office:value-type="string" calcext:value-type="string">
            <text:p>course3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03" calcext:value-type="date">
            <text:p>03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table:style-name="ce6" office:value-type="date" office:date-value="2020-01-03" calcext:value-type="date">
            <text:p>03/01/2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d</text:p>
          </table:table-cell>
          <table:table-cell table:number-columns-repeated="5" office:value-type="string" calcext:value-type="string">
            <text:p>dd</text:p>
          </table:table-cell>
          <table:table-cell table:number-columns-repeated="28"/>
        </table:table-row>
        <table:table-row table:style-name="ro3">
          <table:table-cell table:style-name="ce2" office:value-type="string" calcext:value-type="string">
            <text:p>رقيب أول</text:p>
          </table:table-cell>
          <table:table-cell table:style-name="ce2" office:value-type="float" office:value="25234" calcext:value-type="float">
            <text:p>25234</text:p>
          </table:table-cell>
          <table:table-cell table:style-name="ce2" office:value-type="string" calcext:value-type="string">
            <text:p>خالد احمد محمد الجساس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شرطة المطار</text:p>
          </table:table-cell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4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04" calcext:value-type="date">
            <text:p>04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table:style-name="ce6" office:value-type="date" office:date-value="2020-01-04" calcext:value-type="date">
            <text:p>04/01/2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d</text:p>
          </table:table-cell>
          <table:table-cell table:number-columns-repeated="5" office:value-type="string" calcext:value-type="string">
            <text:p>dd</text:p>
          </table:table-cell>
          <table:table-cell table:number-columns-repeated="28"/>
        </table:table-row>
        <table:table-row table:style-name="ro2">
          <table:table-cell table:style-name="ce2" office:value-type="string" calcext:value-type="string">
            <text:p>رقيب أول</text:p>
          </table:table-cell>
          <table:table-cell table:style-name="ce2" office:value-type="float" office:value="25288" calcext:value-type="float">
            <text:p>25288</text:p>
          </table:table-cell>
          <table:table-cell table:style-name="ce2" office:value-type="string" calcext:value-type="string">
            <text:p>عبدالله ابراهيم محمد احمد الانصار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مناولة الأمتعة </text:p>
          </table:table-cell>
          <table:table-cell table:style-name="ce2" office:value-type="string" calcext:value-type="string">
            <text:p>الرابع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05" calcext:value-type="date">
            <text:p>05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table:style-name="ce6" office:value-type="date" office:date-value="2020-01-05" calcext:value-type="date">
            <text:p>05/01/2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d</text:p>
          </table:table-cell>
          <table:table-cell table:number-columns-repeated="5" office:value-type="string" calcext:value-type="string">
            <text:p>dd</text:p>
          </table:table-cell>
          <table:table-cell table:number-columns-repeated="28"/>
        </table:table-row>
        <table:table-row table:style-name="ro3">
          <table:table-cell table:style-name="ce2" office:value-type="string" calcext:value-type="string">
            <text:p>عريف أول</text:p>
            <draw:custom-shape table:end-cell-address="Sheet1.A8" table:end-x="2.09cm" table:end-y="0.459cm" draw:z-index="37" draw:name="Text Box 5" draw:style-name="gr1" draw:text-style-name="P1" svg:width="0.317cm" svg:height="0.835cm" svg:x="1.773cm" svg:y="0.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8" table:end-x="0.978cm" table:end-y="0.141cm" draw:z-index="38" draw:name="Text Box 5" draw:style-name="gr2" draw:text-style-name="P1" svg:width="8.043cm" svg:height="0.835cm" svg:x="-10.928cm" svg:y="0.0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8" table:end-x="0.978cm" table:end-y="0.141cm" draw:z-index="39" draw:name="Text Box 5" draw:style-name="gr3" draw:text-style-name="P1" svg:width="2.089cm" svg:height="0.835cm" svg:x="10.928cm" svg:y="0.0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14135" calcext:value-type="float">
            <text:p>14135</text:p>
            <draw:custom-shape table:end-cell-address="Sheet1.B8" table:end-x="0.978cm" table:end-y="0.141cm" draw:z-index="74" draw:name="Text Box 5" draw:style-name="gr1" draw:text-style-name="P1" svg:width="0.317cm" svg:height="0.835cm" svg:x="0.661cm" svg:y="0.00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أنور علي احمد عل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06" calcext:value-type="date">
            <text:p>06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table:style-name="ce6" office:value-type="date" office:date-value="2020-01-06" calcext:value-type="date">
            <text:p>06/01/2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d</text:p>
          </table:table-cell>
          <table:table-cell table:number-columns-repeated="5" office:value-type="string" calcext:value-type="string">
            <text:p>dd</text:p>
          </table:table-cell>
          <table:table-cell table:number-columns-repeated="28"/>
        </table:table-row>
        <table:table-row table:style-name="ro3">
          <table:table-cell table:style-name="ce2" office:value-type="string" calcext:value-type="string">
            <text:p>عريف</text:p>
          </table:table-cell>
          <table:table-cell table:style-name="ce2" office:value-type="float" office:value="38997" calcext:value-type="float">
            <text:p>38997</text:p>
          </table:table-cell>
          <table:table-cell table:style-name="ce2" office:value-type="string" calcext:value-type="string">
            <text:p>مريم علي شنبيه جاسم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حراسات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7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07" calcext:value-type="date">
            <text:p>07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table:style-name="ce6" office:value-type="date" office:date-value="2020-01-07" calcext:value-type="date">
            <text:p>07/01/2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d</text:p>
          </table:table-cell>
          <table:table-cell table:number-columns-repeated="5" office:value-type="string" calcext:value-type="string">
            <text:p>dd</text:p>
          </table:table-cell>
          <table:table-cell table:number-columns-repeated="28"/>
        </table:table-row>
        <table:table-row table:style-name="ro3">
          <table:table-cell table:style-name="ce2" office:value-type="string" calcext:value-type="string">
            <text:p>عريف</text:p>
          </table:table-cell>
          <table:table-cell table:style-name="ce2" office:value-type="float" office:value="23096" calcext:value-type="float">
            <text:p>23096</text:p>
            <draw:custom-shape table:end-cell-address="Sheet1.B10" table:end-x="0.978cm" table:end-y="0.432cm" draw:z-index="73" draw:name="Text Box 5" draw:style-name="gr4" draw:text-style-name="P1" svg:width="0.317cm" svg:height="0.807cm" svg:x="0.661cm" svg:y="0.3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احمد خلف خلفان المخمرى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حراسات</text:p>
          </table:table-cell>
          <table:table-cell table:style-name="ce2" office:value-type="string" calcext:value-type="string">
            <text:p>الثالثة</text:p>
          </table:table-cell>
          <table:table-cell table:style-name="ce2" office:value-type="string" calcext:value-type="string">
            <text:p>نعم </text:p>
            <draw:custom-shape table:end-cell-address="Sheet1.L10" table:end-x="1.665cm" table:end-y="0.459cm" draw:z-index="87" draw:name="Text Box 5" draw:style-name="gr5" draw:text-style-name="P1" svg:width="0.898cm" svg:height="0.834cm" svg:x="0.767cm" svg:y="0.32cm">
              <text:p/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course8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08" calcext:value-type="date">
            <text:p>08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table:style-name="ce6" office:value-type="date" office:date-value="2020-01-08" calcext:value-type="date">
            <text:p>08/01/2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d</text:p>
          </table:table-cell>
          <table:table-cell table:number-columns-repeated="5" office:value-type="string" calcext:value-type="string">
            <text:p>dd</text:p>
          </table:table-cell>
          <table:table-cell table:number-columns-repeated="28"/>
        </table:table-row>
        <table:table-row table:style-name="ro3">
          <table:table-cell table:style-name="ce2" office:value-type="string" calcext:value-type="string">
            <text:p>عريف</text:p>
            <draw:custom-shape table:end-cell-address="Sheet1.B10" table:end-x="2.148cm" table:end-y="0.001cm" draw:z-index="0" draw:name="Text Box 100" draw:style-name="gr6" draw:text-style-name="P3" svg:width="4.66cm" svg:height="0.001cm" svg:x="0.555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9cm" table:end-y="0.001cm" draw:z-index="1" draw:name="Text Box 98" draw:style-name="gr7" draw:text-style-name="P3" svg:width="16.226cm" svg:height="0.001cm" svg:x="-16.78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2" draw:name="Text Box 99" draw:style-name="gr8" draw:text-style-name="P3" svg:width="2.148cm" svg:height="0.001cm" svg:x="14.631cm" svg:y="0cm">
              <text:p text:style-name="P2"><text:span text:style-name="T1">Recommend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3" draw:name="Text Box 100" draw:style-name="gr9" draw:text-style-name="P3" svg:width="22.041cm" svg:height="0.001cm" svg:x="-36.671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15" draw:name="Text Box 100" draw:style-name="gr8" draw:text-style-name="P3" svg:width="2.148cm" svg:height="0.001cm" svg:x="34.522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9cm" table:end-y="0.001cm" draw:z-index="17" draw:name="Text Box 98" draw:style-name="gr10" draw:text-style-name="P3" svg:width="27.883cm" svg:height="0.001cm" svg:x="-62.403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0" table:end-x="2.148cm" table:end-y="0.001cm" draw:z-index="18" draw:name="Text Box 99" draw:style-name="gr8" draw:text-style-name="P3" svg:width="2.148cm" svg:height="0.001cm" svg:x="60.253cm" svg:y="0cm">
              <text:p text:style-name="P2"><text:span text:style-name="T1">Recommend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3914" calcext:value-type="float">
            <text:p>23914</text:p>
            <draw:custom-shape table:end-cell-address="Sheet1.B10" table:end-x="2.035cm" table:end-y="0.001cm" draw:z-index="16" draw:name="Text Box 102" draw:style-name="gr11" draw:text-style-name="P5" svg:width="1.294cm" svg:height="0.001cm" svg:x="0.741cm" svg:y="0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صالح ناجي عوض حسن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حراسات</text:p>
          </table:table-cell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09" calcext:value-type="date">
            <text:p>09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g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pass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dd</text:p>
          </table:table-cell>
          <table:table-cell table:style-name="ce6" office:value-type="date" office:date-value="2020-01-09" calcext:value-type="date">
            <text:p>09/01/2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dd</text:p>
          </table:table-cell>
          <table:table-cell table:number-columns-repeated="5" office:value-type="string" calcext:value-type="string">
            <text:p>dd</text:p>
          </table:table-cell>
          <table:table-cell table:number-columns-repeated="28"/>
        </table:table-row>
        <table:table-row table:style-name="ro2">
          <table:table-cell table:style-name="ce2" office:value-type="string" calcext:value-type="string">
            <text:p>رقيب أول</text:p>
            <draw:custom-shape table:end-cell-address="Sheet1.C11" table:end-x="3.246cm" table:end-y="0.072cm" draw:z-index="4" draw:name="Text Box 100" draw:style-name="gr12" draw:text-style-name="P3" svg:width="8.588cm" svg:height="0.001cm" svg:x="0.212cm" svg:y="0.071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9cm" table:end-y="0.001cm" draw:z-index="5" draw:name="Text Box 98" draw:style-name="gr13" draw:text-style-name="P3" svg:width="22.709cm" svg:height="0.001cm" svg:x="-26.504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8cm" table:end-y="0.001cm" draw:z-index="6" draw:name="Text Box 99" draw:style-name="gr8" draw:text-style-name="P3" svg:width="2.148cm" svg:height="0.001cm" svg:x="24.354cm" svg:y="0cm">
              <text:p text:style-name="P2"><text:span text:style-name="T1">Recommen</text:span><text:span text:style-name="T2">d</text:span><text:span text:style-name="T1">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8cm" table:end-y="0.001cm" draw:z-index="7" draw:name="Text Box 100" draw:style-name="gr14" draw:text-style-name="P3" svg:width="34.251cm" svg:height="0.001cm" svg:x="-58.604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C11" table:end-x="3.246cm" table:end-y="0.072cm" draw:z-index="19" draw:name="Text Box 100" draw:style-name="gr15" draw:text-style-name="P3" svg:width="5.733cm" svg:height="0.001cm" svg:x="56.456cm" svg:y="0.071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9cm" table:end-y="0.001cm" draw:z-index="21" draw:name="Text Box 98" draw:style-name="gr16" draw:text-style-name="P3" svg:width="52.647cm" svg:height="0.001cm" svg:x="-112.687cm" svg:y="0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148cm" table:end-y="0.001cm" draw:z-index="22" draw:name="Text Box 100" draw:style-name="gr8" draw:text-style-name="P3" svg:width="2.148cm" svg:height="0.001cm" svg:x="110.537cm" svg:y="0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7177" calcext:value-type="float">
            <text:p>27177</text:p>
            <draw:custom-shape table:end-cell-address="Sheet1.B11" table:end-x="2.035cm" table:end-y="0.001cm" draw:z-index="20" draw:name="Text Box 102" draw:style-name="gr11" draw:text-style-name="P5" svg:width="1.294cm" svg:height="0.001cm" svg:x="0.741cm" svg:y="0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1" table:end-x="2.035cm" table:end-y="0.001cm" draw:z-index="23" draw:name="Text Box 102" draw:style-name="gr17" draw:text-style-name="P5" svg:width="7.047cm" svg:height="0.001cm" svg:x="-7.787cm" svg:y="0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حنان يعقوب حسن محمد حسين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ثابت صباح </text:p>
          </table:table-cell>
          <table:table-cell table:style-name="ce2" office:value-type="string" calcext:value-type="string">
            <text:p>نعم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0" calcext:value-type="date">
            <text:p>10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3">
          <table:table-cell table:style-name="ce2" office:value-type="string" calcext:value-type="string">
            <text:p>رقيب أول</text:p>
            <draw:custom-shape table:end-cell-address="Sheet1.B12" table:end-x="2.148cm" table:end-y="0.001cm" draw:z-index="8" draw:name="Text Box 100" draw:style-name="gr6" draw:text-style-name="P3" svg:width="4.66cm" svg:height="0.001cm" svg:x="0.555cm" svg:y="0.002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9" draw:name="Text Box 98" draw:style-name="gr7" draw:text-style-name="P3" svg:width="16.226cm" svg:height="0.001cm" svg:x="-16.78cm" svg:y="0.002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0" draw:name="Text Box 99" draw:style-name="gr8" draw:text-style-name="P3" svg:width="2.148cm" svg:height="0.001cm" svg:x="14.631cm" svg:y="0.002cm">
              <text:p text:style-name="P2"><text:span text:style-name="T1">Recommend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1" draw:name="Text Box 100" draw:style-name="gr9" draw:text-style-name="P3" svg:width="22.041cm" svg:height="0.001cm" svg:x="-36.671cm" svg:y="0.002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12" draw:name="Text Box 98" draw:style-name="gr18" draw:text-style-name="P3" svg:width="2.149cm" svg:height="0.001cm" svg:x="34.523cm" svg:y="0.002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3" draw:name="Text Box 99" draw:style-name="gr19" draw:text-style-name="P3" svg:width="27.811cm" svg:height="0.001cm" svg:x="-62.335cm" svg:y="0.002cm">
              <text:p text:style-name="P2"><text:span text:style-name="T1">Recommen</text:span><text:span text:style-name="T2">d</text:span><text:span text:style-name="T1">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14" draw:name="Text Box 100" draw:style-name="gr8" draw:text-style-name="P3" svg:width="2.148cm" svg:height="0.001cm" svg:x="60.186cm" svg:y="0.002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24" draw:name="Text Box 100" draw:style-name="gr20" draw:text-style-name="P3" svg:width="33.581cm" svg:height="0.001cm" svg:x="-93.766cm" svg:y="0.002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26" draw:name="Text Box 98" draw:style-name="gr18" draw:text-style-name="P3" svg:width="2.149cm" svg:height="0.001cm" svg:x="91.618cm" svg:y="0.002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27" draw:name="Text Box 99" draw:style-name="gr21" draw:text-style-name="P3" svg:width="39.303cm" svg:height="0.001cm" svg:x="-130.922cm" svg:y="0.002cm">
              <text:p text:style-name="P2"><text:span text:style-name="T1">Recommend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28" draw:name="Text Box 100" draw:style-name="gr8" draw:text-style-name="P3" svg:width="2.148cm" svg:height="0.001cm" svg:x="128.773cm" svg:y="0.002cm">
              <text:p text:style-name="P2"><text:span text:style-name="T1">Comment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9cm" table:end-y="0.001cm" draw:z-index="31" draw:name="Text Box 98" draw:style-name="gr22" draw:text-style-name="P3" svg:width="45.053cm" svg:height="0.001cm" svg:x="-173.824cm" svg:y="0.002cm">
              <text:p text:style-name="P2"><text:span text:style-name="T1">Performance Evaluation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148cm" table:end-y="0.001cm" draw:z-index="32" draw:name="Text Box 99" draw:style-name="gr8" draw:text-style-name="P3" svg:width="2.148cm" svg:height="0.001cm" svg:x="171.674cm" svg:y="0.002cm">
              <text:p text:style-name="P2"><text:span text:style-name="T1">Recommen</text:span><text:span text:style-name="T2">d</text:span><text:span text:style-name="T1">ations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3200" calcext:value-type="float">
            <text:p>23200</text:p>
            <draw:custom-shape table:end-cell-address="Sheet1.B12" table:end-x="2.035cm" table:end-y="0.001cm" draw:z-index="25" draw:name="Text Box 102" draw:style-name="gr11" draw:text-style-name="P5" svg:width="1.294cm" svg:height="0.001cm" svg:x="0.741cm" svg:y="0.002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035cm" table:end-y="0.001cm" draw:z-index="29" draw:name="Text Box 102" draw:style-name="gr17" draw:text-style-name="P5" svg:width="7.047cm" svg:height="0.001cm" svg:x="-7.787cm" svg:y="0.002cm">
              <text:p text:style-name="P4"><text:span text:style-name="T2">الملاحظات</text:span><text:span text:style-name="T1">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2" table:end-x="2.035cm" table:end-y="0.001cm" draw:z-index="30" draw:name="Text Box 102" draw:style-name="gr23" draw:text-style-name="P5" svg:width="0.45cm" svg:height="0.001cm" svg:x="7.786cm" svg:y="0.002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نذر خليفه سلطان الخجلان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شرطة المطار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1" calcext:value-type="date">
            <text:p>11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2">
          <table:table-cell table:style-name="ce2" office:value-type="string" calcext:value-type="string">
            <text:p>عريف أول</text:p>
            <draw:custom-shape table:end-cell-address="Sheet1.A14" table:end-x="0.978cm" table:end-y="0.14cm" draw:z-index="41" draw:name="Text Box 5" draw:style-name="gr24" draw:text-style-name="P1" svg:width="0.317cm" svg:height="0.9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4" table:end-x="0.978cm" table:end-y="0.14cm" draw:z-index="42" draw:name="Text Box 5" draw:style-name="gr25" draw:text-style-name="P1" svg:width="3.595cm" svg:height="0.9cm" svg:x="-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4" table:end-x="0.978cm" table:end-y="0.14cm" draw:z-index="43" draw:name="Text Box 5" draw:style-name="gr26" draw:text-style-name="P1" svg:width="1.322cm" svg:height="0.9cm" svg:x="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4" table:end-x="0.978cm" table:end-y="0.14cm" draw:z-index="44" draw:name="Text Box 5" draw:style-name="gr27" draw:text-style-name="P1" svg:width="5.234cm" svg:height="0.9cm" svg:x="-10.812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8278" calcext:value-type="float">
            <text:p>28278</text:p>
            <draw:custom-shape table:end-cell-address="Sheet1.B14" table:end-x="0.978cm" table:end-y="0.14cm" draw:z-index="76" draw:name="Text Box 5" draw:style-name="gr24" draw:text-style-name="P1" svg:width="0.317cm" svg:height="0.9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4" table:end-x="0.978cm" table:end-y="0.14cm" draw:z-index="77" draw:name="Text Box 5" draw:style-name="gr25" draw:text-style-name="P1" svg:width="3.595cm" svg:height="0.9cm" svg:x="-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روه محمد سعيد محمد خميس القحوم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2" calcext:value-type="date">
            <text:p>12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2">
          <table:table-cell table:style-name="ce2" office:value-type="string" calcext:value-type="string">
            <text:p>عريف</text:p>
            <draw:custom-shape table:end-cell-address="Sheet1.A15" table:end-x="0.837cm" table:end-y="0.608cm" draw:z-index="40" draw:name="Text Box 5" draw:style-name="gr28" draw:text-style-name="P1" svg:width="0.317cm" svg:height="0.877cm" svg:x="0.52cm" svg:y="0.4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4589" calcext:value-type="float">
            <text:p>24589</text:p>
          </table:table-cell>
          <table:table-cell table:style-name="ce2" office:value-type="string" calcext:value-type="string">
            <text:p>فيصل حسن سليمان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ثاني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3" calcext:value-type="date">
            <text:p>13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13642" calcext:value-type="float">
            <text:p>13642</text:p>
            <draw:custom-shape table:end-cell-address="Sheet1.B15" table:end-x="2.035cm" table:end-y="0.001cm" draw:z-index="33" draw:name="Text Box 102" draw:style-name="gr11" draw:text-style-name="P5" svg:width="1.294cm" svg:height="0.001cm" svg:x="0.741cm" svg:y="0.003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5" table:end-x="2.035cm" table:end-y="0.001cm" draw:z-index="34" draw:name="Text Box 102" draw:style-name="gr17" draw:text-style-name="P5" svg:width="7.047cm" svg:height="0.001cm" svg:x="-7.787cm" svg:y="0.003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6" table:end-x="0.978cm" table:end-y="0.114cm" draw:z-index="75" draw:name="Text Box 5" draw:style-name="gr29" draw:text-style-name="P1" svg:width="1.507cm" svg:height="0.874cm" svg:x="6.729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امل عبدالرحمن عل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ادارة أمن مبنى 2</text:p>
          </table:table-cell>
          <table:table-cell table:style-name="ce2" table:number-columns-repeated="2"/>
          <table:table-cell table:style-name="ce2">
            <draw:custom-shape table:end-cell-address="Sheet1.J16" table:end-x="5.238cm" table:end-y="0.353cm" draw:z-index="86" draw:name="Text Box 5" draw:style-name="gr30" draw:text-style-name="P1" svg:width="0.317cm" svg:height="0.901cm" svg:x="4.921cm" svg:y="0.21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صباح رسمي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4" calcext:value-type="date">
            <text:p>14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2">
          <table:table-cell table:style-name="ce2" office:value-type="string" calcext:value-type="string">
            <text:p>رقيب أول</text:p>
          </table:table-cell>
          <table:table-cell table:style-name="ce2" office:value-type="float" office:value="23022" calcext:value-type="float">
            <text:p>23022</text:p>
          </table:table-cell>
          <table:table-cell table:style-name="ce2" office:value-type="string" calcext:value-type="string">
            <text:p>احمد موسى سعيد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ادارة أمن مبنى 2</text:p>
          </table:table-cell>
          <table:table-cell table:style-name="ce2" table:number-columns-repeated="3"/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5" calcext:value-type="date">
            <text:p>15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0" table:end-x="0.978cm" table:end-y="0.502cm" draw:z-index="45" draw:name="Text Box 5" draw:style-name="gr31" draw:text-style-name="P1" svg:width="0.317cm" svg:height="2.468cm" svg:x="0.661cm" svg:y="0.3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48" draw:name="Text Box 5" draw:style-name="gr32" draw:text-style-name="P1" svg:width="3.595cm" svg:height="1.698cm" svg:x="-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49" draw:name="Text Box 5" draw:style-name="gr33" draw:text-style-name="P1" svg:width="1.322cm" svg:height="1.698cm" svg:x="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50" draw:name="Text Box 5" draw:style-name="gr34" draw:text-style-name="P1" svg:width="5.234cm" svg:height="1.698cm" svg:x="-10.812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19" table:end-x="0.978cm" table:end-y="0.176cm" draw:z-index="51" draw:name="Text Box 5" draw:style-name="gr35" draw:text-style-name="P1" svg:width="2.089cm" svg:height="1.698cm" svg:x="10.812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5161" calcext:value-type="float">
            <text:p>35161</text:p>
            <draw:custom-shape table:end-cell-address="Sheet1.B20" table:end-x="0.978cm" table:end-y="0.502cm" draw:z-index="78" draw:name="Text Box 5" draw:style-name="gr31" draw:text-style-name="P1" svg:width="0.317cm" svg:height="2.468cm" svg:x="0.661cm" svg:y="0.3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نجاة عبدالله محمد البلوش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أولى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6" calcext:value-type="date">
            <text:p>16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0" table:end-x="0.978cm" table:end-y="0.175cm" draw:z-index="52" draw:name="Text Box 5" draw:style-name="gr36" draw:text-style-name="P1" svg:width="0.317cm" svg:height="1.697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3" draw:name="Text Box 5" draw:style-name="gr37" draw:text-style-name="P1" svg:width="3.595cm" svg:height="1.697cm" svg:x="-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6" draw:name="Text Box 5" draw:style-name="gr38" draw:text-style-name="P1" svg:width="1.322cm" svg:height="1.697cm" svg:x="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7" draw:name="Text Box 5" draw:style-name="gr39" draw:text-style-name="P1" svg:width="5.234cm" svg:height="1.697cm" svg:x="-10.812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0" table:end-x="0.978cm" table:end-y="0.175cm" draw:z-index="58" draw:name="Text Box 5" draw:style-name="gr40" draw:text-style-name="P1" svg:width="2.089cm" svg:height="1.697cm" svg:x="10.812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13472" calcext:value-type="float">
            <text:p>13472</text:p>
            <draw:custom-shape table:end-cell-address="Sheet1.B18" table:end-x="2.035cm" table:end-y="0.001cm" draw:z-index="35" draw:name="Text Box 102" draw:style-name="gr11" draw:text-style-name="P5" svg:width="1.294cm" svg:height="0.001cm" svg:x="0.741cm" svg:y="0.002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18" table:end-x="2.035cm" table:end-y="0.001cm" draw:z-index="36" draw:name="Text Box 102" draw:style-name="gr17" draw:text-style-name="P5" svg:width="7.047cm" svg:height="0.001cm" svg:x="-7.787cm" svg:y="0.002cm">
              <text:p text:style-name="P4"><text:span text:style-name="T1">الملاحظات :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وزه سالم حسن علي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3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17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7" calcext:value-type="date">
            <text:p>17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1" table:end-x="0.978cm" table:end-y="0.175cm" draw:z-index="54" draw:name="Text Box 5" draw:style-name="gr41" draw:text-style-name="P1" svg:width="0.317cm" svg:height="1.632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1" table:end-x="0.978cm" table:end-y="0.175cm" draw:z-index="55" draw:name="Text Box 5" draw:style-name="gr42" draw:text-style-name="P1" svg:width="3.595cm" svg:height="1.632cm" svg:x="-4.256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0955" calcext:value-type="float">
            <text:p>30955</text:p>
            <draw:custom-shape table:end-cell-address="Sheet1.B22" table:end-x="0.978cm" table:end-y="0.501cm" draw:z-index="81" draw:name="Text Box 5" draw:style-name="gr43" draw:text-style-name="P1" svg:width="0.317cm" svg:height="2.335cm" svg:x="0.661cm" svg:y="0.3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عائشة عبدالله مصبح 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ثالث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18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8" calcext:value-type="date">
            <text:p>18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3">
          <table:table-cell table:style-name="ce2" office:value-type="string" calcext:value-type="string">
            <text:p>رقيب</text:p>
            <draw:custom-shape table:end-cell-address="Sheet1.A22" table:end-x="0.978cm" table:end-y="0.175cm" draw:z-index="46" draw:name="Text Box 5" draw:style-name="gr44" draw:text-style-name="P1" svg:width="0.317cm" svg:height="1.565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2" table:end-x="0.978cm" table:end-y="0.175cm" draw:z-index="47" draw:name="Text Box 5" draw:style-name="gr45" draw:text-style-name="P1" svg:width="3.595cm" svg:height="1.565cm" svg:x="-4.256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8300" calcext:value-type="float">
            <text:p>28300</text:p>
            <draw:custom-shape table:end-cell-address="Sheet1.B22" table:end-x="0.978cm" table:end-y="0.175cm" draw:z-index="79" draw:name="Text Box 5" draw:style-name="gr44" draw:text-style-name="P1" svg:width="0.317cm" svg:height="1.565cm" svg:x="0.661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22" table:end-x="0.978cm" table:end-y="0.175cm" draw:z-index="80" draw:name="Text Box 5" draw:style-name="gr45" draw:text-style-name="P1" svg:width="3.595cm" svg:height="1.565cm" svg:x="-4.256cm" svg:y="0.00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عبدالله على محمد على حسن بردول الغافرى</text:p>
          </table:table-cell>
          <table:table-cell table:style-name="ce2"/>
          <table:table-cell/>
          <table:table-cell table:style-name="ce2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رابع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19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19" calcext:value-type="date">
            <text:p>19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33"/>
        </table:table-row>
        <table:table-row table:style-name="ro3">
          <table:table-cell table:style-name="ce2" office:value-type="string" calcext:value-type="string">
            <text:p>عريف اول </text:p>
          </table:table-cell>
          <table:table-cell table:style-name="ce2" office:value-type="float" office:value="30890" calcext:value-type="float">
            <text:p>30890</text:p>
          </table:table-cell>
          <table:table-cell table:style-name="ce2" office:value-type="string" calcext:value-type="string">
            <text:p>شيخه خالد محمد على موسجى</text:p>
          </table:table-cell>
          <table:table-cell table:number-columns-repeated="3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طيران الخاص</text:p>
          </table:table-cell>
          <table:table-cell table:style-name="ce2" office:value-type="string" calcext:value-type="string">
            <text:p>الثاني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0" calcext:value-type="date">
            <text:p>20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عريف</text:p>
          </table:table-cell>
          <table:table-cell table:style-name="ce2" office:value-type="float" office:value="20753" calcext:value-type="float">
            <text:p>20753</text:p>
          </table:table-cell>
          <table:table-cell table:style-name="ce2" office:value-type="string" calcext:value-type="string">
            <text:p>رعد عباد علي</text:p>
          </table:table-cell>
          <table:table-cell table:number-columns-repeated="3"/>
          <table:table-cell table:style-name="ce2" office:value-type="string" calcext:value-type="string">
            <text:p>ادارة أمن مبنى 2</text:p>
          </table:table-cell>
          <table:table-cell table:style-name="ce2" table:number-columns-repeated="3"/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1" calcext:value-type="date">
            <text:p>21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عريف</text:p>
          </table:table-cell>
          <table:table-cell table:style-name="ce2" office:value-type="float" office:value="8485" calcext:value-type="float">
            <text:p>8485</text:p>
          </table:table-cell>
          <table:table-cell table:style-name="ce2" office:value-type="string" calcext:value-type="string">
            <text:p>خميس عثمان محمد على البلوشى</text:p>
          </table:table-cell>
          <table:table-cell table:number-columns-repeated="3"/>
          <table:table-cell table:style-name="ce2" office:value-type="string" calcext:value-type="string">
            <text:p>إدارة أمن مبنى 3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2" calcext:value-type="date">
            <text:p>22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21620" calcext:value-type="float">
            <text:p>21620</text:p>
          </table:table-cell>
          <table:table-cell table:style-name="ce2" office:value-type="string" calcext:value-type="string">
            <text:p>مبارك خميس مبارك خميس</text:p>
          </table:table-cell>
          <table:table-cell table:number-columns-repeated="3"/>
          <table:table-cell table:style-name="ce2" office:value-type="string" calcext:value-type="string">
            <text:p>إدارة أمن مبنى 3</text:p>
          </table:table-cell>
          <table:table-cell table:style-name="ce2" table:number-columns-repeated="4"/>
          <table:table-cell table:style-name="ce2" office:value-type="string" calcext:value-type="string">
            <text:p>لا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3" calcext:value-type="date">
            <text:p>23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34889" calcext:value-type="float">
            <text:p>34889</text:p>
          </table:table-cell>
          <table:table-cell table:style-name="ce2" office:value-type="string" calcext:value-type="string">
            <text:p>مروان كريم شاهين الحوطي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رابع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4" calcext:value-type="date">
            <text:p>24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34417" calcext:value-type="float">
            <text:p>34417</text:p>
          </table:table-cell>
          <table:table-cell table:style-name="ce2" office:value-type="string" calcext:value-type="string">
            <text:p>احمد ابشر صديق قسم السيد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المغادرون والقادمون </text:p>
          </table:table-cell>
          <table:table-cell table:style-name="ce2" office:value-type="string" calcext:value-type="string">
            <text:p>الرابعة 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5" calcext:value-type="date">
            <text:p>25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رقيب أول</text:p>
          </table:table-cell>
          <table:table-cell table:style-name="ce2" office:value-type="float" office:value="28647" calcext:value-type="float">
            <text:p>28647</text:p>
          </table:table-cell>
          <table:table-cell table:style-name="ce2" office:value-type="string" calcext:value-type="string">
            <text:p>عيسى جمعه الماس سالم البلوشي</text:p>
          </table:table-cell>
          <table:table-cell table:number-columns-repeated="3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26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6" calcext:value-type="date">
            <text:p>26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رقيب</text:p>
            <draw:custom-shape table:end-cell-address="Sheet1.A29" table:end-x="0.978cm" table:end-y="0.141cm" draw:z-index="62" draw:name="Text Box 5" draw:style-name="gr46" draw:text-style-name="P1" svg:width="0.317cm" svg:height="0.902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29" table:end-x="0.978cm" table:end-y="0.141cm" draw:z-index="63" draw:name="Text Box 5" draw:style-name="gr47" draw:text-style-name="P1" svg:width="3.595cm" svg:height="0.902cm" svg:x="-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2183" calcext:value-type="float">
            <text:p>32183</text:p>
          </table:table-cell>
          <table:table-cell table:style-name="ce2" office:value-type="string" calcext:value-type="string">
            <text:p>محمد عبدالله علي اميري البلوشي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7" calcext:value-type="date">
            <text:p>27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رقيب</text:p>
            <draw:custom-shape table:end-cell-address="Sheet1.A30" table:end-x="0.978cm" table:end-y="0.14cm" draw:z-index="59" draw:name="Text Box 5" draw:style-name="gr48" draw:text-style-name="P1" svg:width="0.317cm" svg:height="0.832cm" svg:x="0.661cm" svg:y="0.0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4" draw:name="Text Box 5" draw:style-name="gr49" draw:text-style-name="P1" svg:width="3.595cm" svg:height="0.832cm" svg:x="-4.256cm" svg:y="0.0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5" draw:name="Text Box 5" draw:style-name="gr50" draw:text-style-name="P1" svg:width="1.322cm" svg:height="0.832cm" svg:x="4.256cm" svg:y="0.0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6" draw:name="Text Box 5" draw:style-name="gr51" draw:text-style-name="P1" svg:width="5.234cm" svg:height="0.832cm" svg:x="-10.812cm" svg:y="0.0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14cm" draw:z-index="67" draw:name="Text Box 5" draw:style-name="gr52" draw:text-style-name="P1" svg:width="2.089cm" svg:height="0.832cm" svg:x="10.812cm" svg:y="0.0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0" table:end-x="0.978cm" table:end-y="0.431cm" draw:z-index="70" draw:name="Text Box 5" draw:style-name="gr53" draw:text-style-name="P1" svg:width="6.873cm" svg:height="0.805cm" svg:x="-19.774cm" svg:y="0.32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35130" calcext:value-type="float">
            <text:p>35130</text:p>
            <draw:custom-shape table:end-cell-address="Sheet1.B30" table:end-x="0.978cm" table:end-y="0.14cm" draw:z-index="82" draw:name="Text Box 5" draw:style-name="gr48" draw:text-style-name="P1" svg:width="0.317cm" svg:height="0.832cm" svg:x="0.661cm" svg:y="0.0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مريم حسن محمد عبدالله حسين</text:p>
          </table:table-cell>
          <table:table-cell table:number-columns-repeated="3"/>
          <table:table-cell table:style-name="ce2" office:value-type="string" calcext:value-type="string">
            <text:p>إدارة مطار آل مكتوم</text:p>
          </table:table-cell>
          <table:table-cell table:style-name="ce2" table:number-columns-repeated="2"/>
          <table:table-cell table:style-name="ce2" office:value-type="string" calcext:value-type="string">
            <text:p>الطيران الخاص</text:p>
          </table:table-cell>
          <table:table-cell table:style-name="ce2" office:value-type="string" calcext:value-type="string">
            <text:p>الرابع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8" calcext:value-type="date">
            <text:p>28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3">
          <table:table-cell table:style-name="ce2" office:value-type="string" calcext:value-type="string">
            <text:p>عريف</text:p>
            <draw:custom-shape table:end-cell-address="Sheet1.A31" table:end-x="0.978cm" table:end-y="0.141cm" draw:z-index="60" draw:name="Text Box 5" draw:style-name="gr1" draw:text-style-name="P1" svg:width="0.317cm" svg:height="0.835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61" draw:name="Text Box 5" draw:style-name="gr54" draw:text-style-name="P1" svg:width="3.595cm" svg:height="0.835cm" svg:x="-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68" draw:name="Text Box 5" draw:style-name="gr55" draw:text-style-name="P1" svg:width="1.322cm" svg:height="0.835cm" svg:x="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69" draw:name="Text Box 5" draw:style-name="gr56" draw:text-style-name="P1" svg:width="5.234cm" svg:height="0.835cm" svg:x="-10.812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71" draw:name="Text Box 5" draw:style-name="gr3" draw:text-style-name="P1" svg:width="2.089cm" svg:height="0.835cm" svg:x="10.812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A31" table:end-x="0.978cm" table:end-y="0.141cm" draw:z-index="72" draw:name="Text Box 5" draw:style-name="gr57" draw:text-style-name="P1" svg:width="6.873cm" svg:height="0.835cm" svg:x="-19.774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float" office:value="26023" calcext:value-type="float">
            <text:p>26023</text:p>
            <draw:custom-shape table:end-cell-address="Sheet1.B31" table:end-x="0.978cm" table:end-y="0.141cm" draw:z-index="83" draw:name="Text Box 5" draw:style-name="gr1" draw:text-style-name="P1" svg:width="0.317cm" svg:height="0.835cm" svg:x="0.661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31" table:end-x="0.978cm" table:end-y="0.141cm" draw:z-index="84" draw:name="Text Box 5" draw:style-name="gr54" draw:text-style-name="P1" svg:width="3.595cm" svg:height="0.835cm" svg:x="-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B31" table:end-x="0.978cm" table:end-y="0.141cm" draw:z-index="85" draw:name="Text Box 5" draw:style-name="gr55" draw:text-style-name="P1" svg:width="1.322cm" svg:height="0.835cm" svg:x="4.256cm" svg:y="0.0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" office:value-type="string" calcext:value-type="string">
            <text:p>نواف بن عبدالله بن ناصر المخمري</text:p>
          </table:table-cell>
          <table:table-cell table:number-columns-repeated="3"/>
          <table:table-cell table:style-name="ce2" office:value-type="string" calcext:value-type="string">
            <text:p>إدارة الحراسات</text:p>
          </table:table-cell>
          <table:table-cell table:style-name="ce2" table:number-columns-repeated="2"/>
          <table:table-cell table:style-name="ce2" office:value-type="string" calcext:value-type="string">
            <text:p>امن البوابات الخارجية</text:p>
          </table:table-cell>
          <table:table-cell table:style-name="ce2" office:value-type="string" calcext:value-type="string">
            <text:p>الفئة الخامسة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1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29" calcext:value-type="date">
            <text:p>29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2">
          <table:table-cell table:style-name="ce2" office:value-type="string" calcext:value-type="string">
            <text:p>شرطي اول</text:p>
          </table:table-cell>
          <table:table-cell table:style-name="ce2" office:value-type="float" office:value="34720" calcext:value-type="float">
            <text:p>34720</text:p>
          </table:table-cell>
          <table:table-cell table:style-name="ce2" office:value-type="string" calcext:value-type="string">
            <text:p>عمران علي جل محمد نور</text:p>
          </table:table-cell>
          <table:table-cell table:number-columns-repeated="3"/>
          <table:table-cell table:style-name="ce2" office:value-type="string" calcext:value-type="string">
            <text:p>إدارة أمن مبنى 1</text:p>
          </table:table-cell>
          <table:table-cell table:style-name="ce2" table:number-columns-repeated="2"/>
          <table:table-cell table:style-name="ce2" office:value-type="string" calcext:value-type="string">
            <text:p>كونكورس D</text:p>
          </table:table-cell>
          <table:table-cell table:style-name="ce2" office:value-type="string" calcext:value-type="string">
            <text:p>الأولى</text:p>
          </table:table-cell>
          <table:table-cell table:style-name="ce2" office:value-type="string" calcext:value-type="string">
            <text:p>نعم </text:p>
          </table:table-cell>
          <table:table-cell table:style-name="ce2" office:value-type="string" calcext:value-type="string">
            <text:p>course2</text:p>
          </table:table-cell>
          <table:table-cell table:style-name="ce2" office:value-type="string" calcext:value-type="string">
            <text:p>مركز دبي لأمن الطيران المدني</text:p>
          </table:table-cell>
          <table:table-cell table:number-columns-repeated="2" table:style-name="ce6" office:value-type="date" office:date-value="2020-01-30" calcext:value-type="date">
            <text:p>30/01/20</text:p>
          </table:table-cell>
          <table:table-cell table:style-name="ce2" office:value-type="string" calcext:value-type="string">
            <text:p>امني </text:p>
          </table:table-cell>
          <table:table-cell table:style-name="ce2" office:value-type="string" calcext:value-type="string">
            <text:p>المركز 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3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Segoe UI Semilight" svg:font-family="'Segoe UI Semi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_20_4" style:display-name="Normal 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3">00/00/0000</text:date>, <text:time style:data-style-name="N2" text:time-value="08:01:14.429169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creation-date>2022-07-26T05:21:52</meta:creation-date>
    <dc:date>2022-08-13T08:02:15.177776873</dc:date>
    <meta:generator>LibreOffice/6.3.4.2$Linux_X86_64 LibreOffice_project/30$Build-2</meta:generator>
    <meta:editing-duration>PT17H5M31S</meta:editing-duration>
    <meta:editing-cycles>8</meta:editing-cycles>
    <meta:document-statistic meta:table-count="1" meta:cell-count="640" meta:object-count="8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